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4in" style:rel-column-width="576*"/>
    </style:style>
    <style:style style:name="Table1.B" style:family="table-column">
      <style:table-column-properties style:column-width="2.9458in" style:rel-column-width="4242*"/>
    </style:style>
    <style:style style:name="Table1.C" style:family="table-column">
      <style:table-column-properties style:column-width="2.0076in" style:rel-column-width="2891*"/>
    </style:style>
    <style:style style:name="Table1.D" style:family="table-column">
      <style:table-column-properties style:column-width="1.3396in" style:rel-column-width="1929*"/>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0.625in" style:rel-column-width="900*"/>
    </style:style>
    <style:style style:name="Table3.B" style:family="table-column">
      <style:table-column-properties style:column-width="2.7215in" style:rel-column-width="3919*"/>
    </style:style>
    <style:style style:name="Table3.C" style:family="table-column">
      <style:table-column-properties style:column-width="1.6729in" style:rel-column-width="2409*"/>
    </style:style>
    <style:style style:name="Table3.D" style:family="table-column">
      <style:table-column-properties style:column-width="1.6736in" style:rel-column-width="2410*"/>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language="de" fo:country="DE" officeooo:rsid="00001f6c" officeooo:paragraph-rsid="00001f6c"/>
    </style:style>
    <style:style style:name="P2" style:family="paragraph" style:parent-style-name="Standard">
      <style:text-properties fo:language="de" fo:country="DE" fo:font-weight="bold" officeooo:paragraph-rsid="00001f6c" style:font-weight-asian="bold" style:font-weight-complex="bold"/>
    </style:style>
    <style:style style:name="P3" style:family="paragraph" style:parent-style-name="Standard">
      <style:text-properties fo:language="de" fo:country="DE" fo:font-weight="normal" officeooo:rsid="00001f6c" officeooo:paragraph-rsid="00013349" style:font-weight-asian="normal" style:font-weight-complex="normal"/>
    </style:style>
    <style:style style:name="P4" style:family="paragraph" style:parent-style-name="Standard">
      <style:text-properties fo:language="de" fo:country="DE" fo:font-weight="normal" officeooo:rsid="00001f6c" officeooo:paragraph-rsid="00001f6c" style:font-weight-asian="normal" style:font-weight-complex="normal"/>
    </style:style>
    <style:style style:name="P5" style:family="paragraph" style:parent-style-name="Text_20_body">
      <style:text-properties fo:language="de" fo:country="DE" officeooo:rsid="00031926" officeooo:paragraph-rsid="00031926"/>
    </style:style>
    <style:style style:name="P6" style:family="paragraph" style:parent-style-name="Text_20_body">
      <style:text-properties fo:language="de" fo:country="DE" officeooo:rsid="0003f80e" officeooo:paragraph-rsid="0003f80e"/>
    </style:style>
    <style:style style:name="P7" style:family="paragraph" style:parent-style-name="Text_20_body">
      <style:text-properties fo:language="de" fo:country="DE" officeooo:paragraph-rsid="0003f80e"/>
    </style:style>
    <style:style style:name="P8" style:family="paragraph" style:parent-style-name="Text_20_body">
      <style:text-properties fo:language="de" fo:country="DE" fo:font-weight="bold" officeooo:rsid="0003f80e" officeooo:paragraph-rsid="0003f80e" style:font-weight-asian="bold" style:font-weight-complex="bold"/>
    </style:style>
    <style:style style:name="P9" style:family="paragraph" style:parent-style-name="Text_20_body">
      <style:text-properties fo:language="de" fo:country="DE" fo:font-weight="bold" officeooo:rsid="0003f80e" officeooo:paragraph-rsid="0004e65e" style:font-weight-asian="bold" style:font-weight-complex="bold"/>
    </style:style>
    <style:style style:name="P10" style:family="paragraph" style:parent-style-name="Text_20_body">
      <style:text-properties fo:language="de" fo:country="DE" fo:font-weight="bold" officeooo:paragraph-rsid="0003f80e" style:font-weight-asian="bold" style:font-weight-complex="bold"/>
    </style:style>
    <style:style style:name="P11" style:family="paragraph" style:parent-style-name="Text_20_body">
      <style:text-properties fo:language="de" fo:country="DE" fo:font-weight="normal" officeooo:rsid="0003f80e" officeooo:paragraph-rsid="0003f80e" style:font-weight-asian="normal" style:font-weight-complex="normal"/>
    </style:style>
    <style:style style:name="P12" style:family="paragraph" style:parent-style-name="Text_20_body">
      <style:text-properties fo:language="de" fo:country="DE" fo:font-weight="normal" officeooo:rsid="0004e65e" officeooo:paragraph-rsid="0004e65e" style:font-weight-asian="normal" style:font-weight-complex="normal"/>
    </style:style>
    <style:style style:name="P13" style:family="paragraph" style:parent-style-name="Standard" style:list-style-name="L1">
      <style:text-properties fo:language="de" fo:country="DE" fo:font-weight="normal" officeooo:rsid="00001f6c" officeooo:paragraph-rsid="00013349" style:font-weight-asian="normal" style:font-weight-complex="normal"/>
    </style:style>
    <style:style style:name="P14" style:family="paragraph" style:parent-style-name="Standard">
      <style:text-properties fo:language="de" fo:country="DE" fo:font-weight="normal" officeooo:rsid="00001f6c" officeooo:paragraph-rsid="00013349" style:font-weight-asian="normal" style:font-weight-complex="normal"/>
    </style:style>
    <style:style style:name="P15" style:family="paragraph" style:parent-style-name="Standard">
      <style:text-properties fo:language="de" fo:country="DE" fo:font-weight="normal" officeooo:rsid="00001f6c" officeooo:paragraph-rsid="0001b212" style:font-weight-asian="normal" style:font-weight-complex="normal"/>
    </style:style>
    <style:style style:name="P16" style:family="paragraph" style:parent-style-name="Standard">
      <style:text-properties fo:language="de" fo:country="DE" fo:font-weight="normal" officeooo:rsid="00001f6c" officeooo:paragraph-rsid="00031926" style:font-weight-asian="normal" style:font-weight-complex="normal"/>
    </style:style>
    <style:style style:name="P17" style:family="paragraph" style:parent-style-name="Standard">
      <style:text-properties fo:language="de" fo:country="DE" fo:font-weight="normal" officeooo:rsid="00001f6c" officeooo:paragraph-rsid="0003f80e" style:font-weight-asian="normal" style:font-weight-complex="normal"/>
    </style:style>
    <style:style style:name="P18" style:family="paragraph" style:parent-style-name="Standard">
      <style:text-properties fo:language="de" fo:country="DE" fo:font-weight="normal" officeooo:rsid="00001f6c" officeooo:paragraph-rsid="0004e65e" style:font-weight-asian="normal" style:font-weight-complex="normal"/>
    </style:style>
    <style:style style:name="P19" style:family="paragraph" style:parent-style-name="Standard">
      <style:text-properties fo:language="de" fo:country="DE" fo:font-weight="normal" officeooo:rsid="0001b212" officeooo:paragraph-rsid="0001b212" style:font-weight-asian="normal" style:font-weight-complex="normal"/>
    </style:style>
    <style:style style:name="P20" style:family="paragraph" style:parent-style-name="Standard">
      <style:text-properties fo:language="de" fo:country="DE" fo:font-weight="normal" officeooo:rsid="0001b212" officeooo:paragraph-rsid="0004e65e" style:font-weight-asian="normal" style:font-weight-complex="normal"/>
    </style:style>
    <style:style style:name="P21" style:family="paragraph" style:parent-style-name="Standard">
      <style:text-properties fo:language="de" fo:country="DE" fo:font-weight="normal" officeooo:rsid="00031926" officeooo:paragraph-rsid="00031926" style:font-weight-asian="normal" style:font-weight-complex="normal"/>
    </style:style>
    <style:style style:name="P22" style:family="paragraph" style:parent-style-name="Standard">
      <style:text-properties fo:language="de" fo:country="DE" fo:font-weight="normal" officeooo:rsid="00031926" officeooo:paragraph-rsid="0004e65e" style:font-weight-asian="normal" style:font-weight-complex="normal"/>
    </style:style>
    <style:style style:name="P23" style:family="paragraph" style:parent-style-name="Standard">
      <style:text-properties fo:language="de" fo:country="DE" fo:font-weight="normal" officeooo:rsid="0003f80e" officeooo:paragraph-rsid="00013349" style:font-weight-asian="normal" style:font-weight-complex="normal"/>
    </style:style>
    <style:style style:name="P24" style:family="paragraph" style:parent-style-name="Standard">
      <style:text-properties fo:language="de" fo:country="DE" fo:font-weight="normal" officeooo:rsid="0003f80e" officeooo:paragraph-rsid="0003f80e" style:font-weight-asian="normal" style:font-weight-complex="normal"/>
    </style:style>
    <style:style style:name="P25" style:family="paragraph" style:parent-style-name="Standard">
      <style:text-properties fo:language="de" fo:country="DE" fo:font-weight="bold" officeooo:rsid="0001b212" officeooo:paragraph-rsid="0001b212" style:font-weight-asian="bold" style:font-weight-complex="bold"/>
    </style:style>
    <style:style style:name="P26" style:family="paragraph" style:parent-style-name="Heading_20_1">
      <style:text-properties fo:language="de" fo:country="DE"/>
    </style:style>
    <style:style style:name="P27" style:family="paragraph" style:parent-style-name="Heading_20_1">
      <style:paragraph-properties fo:break-before="page"/>
      <style:text-properties fo:language="de" fo:country="DE"/>
    </style:style>
    <style:style style:name="P28" style:family="paragraph" style:parent-style-name="Table_20_Contents">
      <style:text-properties fo:language="de" fo:country="DE"/>
    </style:style>
    <style:style style:name="P29" style:family="paragraph" style:parent-style-name="Table_20_Contents">
      <style:text-properties fo:language="de" fo:country="DE" officeooo:rsid="0001b212" officeooo:paragraph-rsid="0001b212"/>
    </style:style>
    <style:style style:name="P30" style:family="paragraph" style:parent-style-name="Table_20_Contents">
      <style:text-properties fo:language="de" fo:country="DE" officeooo:rsid="0001b212" officeooo:paragraph-rsid="0004e65e"/>
    </style:style>
    <style:style style:name="P31" style:family="paragraph" style:parent-style-name="Table_20_Contents">
      <style:text-properties fo:language="de" fo:country="DE" officeooo:rsid="0003f80e" officeooo:paragraph-rsid="0003f80e"/>
    </style:style>
    <style:style style:name="P32" style:family="paragraph" style:parent-style-name="Table_20_Contents">
      <style:text-properties fo:language="de" fo:country="DE" officeooo:rsid="00031926" officeooo:paragraph-rsid="00031926"/>
    </style:style>
    <style:style style:name="P33" style:family="paragraph" style:parent-style-name="Table_20_Contents">
      <style:text-properties fo:language="de" fo:country="DE" officeooo:rsid="00031926" officeooo:paragraph-rsid="0004e65e"/>
    </style:style>
    <style:style style:name="P34" style:family="paragraph" style:parent-style-name="Table_20_Contents">
      <style:text-properties fo:language="de" fo:country="DE" officeooo:rsid="0006c52f" officeooo:paragraph-rsid="0006c52f"/>
    </style:style>
    <style:style style:name="P35" style:family="paragraph" style:parent-style-name="Heading_20_3">
      <style:paragraph-properties fo:break-before="page"/>
    </style:style>
    <style:style style:name="P36" style:family="paragraph" style:parent-style-name="Heading_20_2">
      <style:text-properties fo:language="de" fo:country="DE"/>
    </style:style>
    <style:style style:name="P37" style:family="paragraph" style:parent-style-name="Heading_20_2" style:list-style-name="">
      <style:text-properties fo:language="de" fo:country="DE"/>
    </style:style>
    <style:style style:name="P38" style:family="paragraph" style:parent-style-name="Heading_20_2">
      <style:paragraph-properties fo:break-before="page"/>
      <style:text-properties fo:language="de" fo:country="DE"/>
    </style:style>
    <style:style style:name="T1" style:family="text">
      <style:text-properties officeooo:rsid="00001f6c"/>
    </style:style>
    <style:style style:name="T2" style:family="text">
      <style:text-properties style:font-name="sans-serif" fo:font-size="13.3500003814697pt"/>
    </style:style>
    <style:style style:name="T3" style:family="text">
      <style:text-properties officeooo:rsid="00013349"/>
    </style:style>
    <style:style style:name="T4" style:family="text">
      <style:text-properties officeooo:rsid="0001b212"/>
    </style:style>
    <style:style style:name="T5" style:family="text">
      <style:text-properties officeooo:rsid="00031926"/>
    </style:style>
    <style:style style:name="T6" style:family="text">
      <style:text-properties officeooo:rsid="0003f80e"/>
    </style:style>
    <style:style style:name="T7" style:family="text">
      <style:text-properties fo:font-style="normal" style:font-style-asian="normal" style:font-style-complex="normal"/>
    </style:style>
    <style:style style:name="T8" style:family="text">
      <style:text-properties officeooo:rsid="0004e65e"/>
    </style:style>
    <text:list-style style:name="L1">
      <text:list-level-style-bullet text:level="1" text:style-name="Bullet_20_Symbols"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65in" fo:text-indent="-0.25in" fo:margin-left="2.916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65in" fo:text-indent="-0.25in" fo:margin-left="2.916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1. </text:span><text:span text:style-name="T2">ALLGEMEINE ÜBERSICHT</text:span></text:p>
      <text:p text:style-name="P1"/>
      <text:p text:style-name="P1"/>
      <text:h text:style-name="P26" text:outline-level="1">Z<text:span text:style-name="T5">iele</text:span></text:h>
      <text:p text:style-name="P1"/>
      <text:p text:style-name="P1">Wir haben folgendes <text:span text:style-name="T4">H</text:span>au<text:span text:style-name="T4">p</text:span>tziel für das Projekt identifiziert:</text:p>
      <text:p text:style-name="P1"/>
      <text:p text:style-name="P1">Mit dem zu erstellendem Web Interface soll ermöglicht werden mit SQL eine <text:span text:style-name="T3">D</text:span>atenbank abzufragen <text:span text:style-name="T4">welche</text:span> <text:span text:style-name="T3">Bitcoin Blockchain</text:span> <text:span text:style-name="T4">T</text:span>ransaktionen <text:span text:style-name="T3">enthält</text:span>. <text:s/></text:p>
      <text:p text:style-name="P1"/>
      <text:p text:style-name="P4"/>
      <text:h text:style-name="P36" text:outline-level="2">Unterziele</text:h>
      <text:p text:style-name="P3"/>
      <text:list xml:id="list36359604" text:style-name="L1">
        <text:list-item>
          <text:p text:style-name="P13">Das System ermöglicht den Benutzer*innen Einblick in das Datenbank Schema zu erhalten.</text:p>
        </text:list-item>
        <text:list-item>
          <text:p text:style-name="P13">Es muss möglich sein die Blockchain Block für Block anzusehen.</text:p>
        </text:list-item>
        <text:list-item>
          <text:p text:style-name="P13">Das System ist offen für alle Zugänglich.</text:p>
        </text:list-item>
        <text:list-item>
          <text:p text:style-name="P13">Die Eingaben sind übersichtlich und formatiert.</text:p>
        </text:list-item>
      </text:list>
      <text:p text:style-name="P3"/>
      <text:h text:style-name="P27" text:outline-level="1">Anforderungen</text:h>
      <text:h text:style-name="P36" text:outline-level="2">Ü<text:span text:style-name="T5">bersicht</text:span></text:h>
      <text:p text:style-name="P5"><text:span text:style-name="T6">1 Funktionale Anfoderungen</text:span></text:p>
      <text:p text:style-name="P6">1.1 Sql-Query ausführen</text:p>
      <text:p text:style-name="P6">1.2 Sql Highligting</text:p>
      <text:p text:style-name="P6">1.3 Suchfunktion</text:p>
      <text:p text:style-name="P7"><text:span text:style-name="T6">1.4 Query Import/Export</text:span></text:p>
      <text:p text:style-name="P6">1.5 Block Details</text:p>
      <text:p text:style-name="P6">1.6 Explorer</text:p>
      <text:p text:style-name="P6">2 Nicht-Funktionale Anforderungen</text:p>
      <text:p text:style-name="P6">2.1 Open Source</text:p>
      <text:p text:style-name="P6">2.2 Reaktionszeit</text:p>
      <text:p text:style-name="P6"/>
      <text:h text:style-name="P36" text:outline-level="2">Funktionale Anfoderungen</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9">Nr.</text:p>
          </table:table-cell>
          <table:table-cell table:style-name="Table1.A1" office:value-type="string">
            <text:p text:style-name="P29">Beschrieb</text:p>
          </table:table-cell>
          <table:table-cell table:style-name="Table1.A1" office:value-type="string">
            <text:p text:style-name="P29">Priorität (1-3, 1 = höchste)</text:p>
          </table:table-cell>
          <table:table-cell table:style-name="Table1.D1" office:value-type="string">
            <text:p text:style-name="P29">Risikobeurteilung</text:p>
            <text:p text:style-name="P29">(1-3, 1 = tiefstes)</text:p>
          </table:table-cell>
        </table:table-row>
        <table:table-row>
          <table:table-cell table:style-name="Table1.A2" office:value-type="string">
            <text:p text:style-name="P29">1</text:p>
          </table:table-cell>
          <table:table-cell table:style-name="Table1.A2" office:value-type="string">
            <text:p text:style-name="P15">Ein Sql-Query kann auf einer Datenbank, welche die Blockchain enthält, ausgeführt werden. <text:span text:style-name="T6">Dessen Resultat wird tabellarisch angezeigt. Dazu wird eine Flask Restful (Python Framework) API verwendet.</text:span></text:p>
          </table:table-cell>
          <table:table-cell table:style-name="Table1.A2" office:value-type="string">
            <text:p text:style-name="P31">1</text:p>
          </table:table-cell>
          <table:table-cell table:style-name="Table1.D2" office:value-type="string">
            <text:p text:style-name="P31">2</text:p>
          </table:table-cell>
        </table:table-row>
        <table:table-row>
          <table:table-cell table:style-name="Table1.A2" office:value-type="string">
            <text:p text:style-name="P29">2</text:p>
          </table:table-cell>
          <table:table-cell table:style-name="Table1.A2" office:value-type="string">
            <text:p text:style-name="P15">Die SQL Eingabe verfügt über ein Highlighting.</text:p>
          </table:table-cell>
          <table:table-cell table:style-name="Table1.A2" office:value-type="string">
            <text:p text:style-name="P31">2</text:p>
          </table:table-cell>
          <table:table-cell table:style-name="Table1.D2" office:value-type="string">
            <text:p text:style-name="P31">1</text:p>
          </table:table-cell>
        </table:table-row>
        <table:table-row>
          <table:table-cell table:style-name="Table1.A2" office:value-type="string">
            <text:p text:style-name="P29">3</text:p>
          </table:table-cell>
          <table:table-cell table:style-name="Table1.A2" office:value-type="string">
            <text:p text:style-name="P15">Eine Suchfunktion erlaubt eine Suche <text:span text:style-name="T4">nach einzelnen</text:span> <text:span text:style-name="T4">Bitcoin Blocks</text:span></text:p>
          </table:table-cell>
          <table:table-cell table:style-name="Table1.A2" office:value-type="string">
            <text:p text:style-name="P31">3</text:p>
          </table:table-cell>
          <table:table-cell table:style-name="Table1.D2" office:value-type="string">
            <text:p text:style-name="P31">1</text:p>
          </table:table-cell>
        </table:table-row>
        <table:table-row>
          <table:table-cell table:style-name="Table1.A2" office:value-type="string">
            <text:p text:style-name="P29">4</text:p>
          </table:table-cell>
          <table:table-cell table:style-name="Table1.A2" office:value-type="string">
            <text:p text:style-name="P19">User können SQL Queries importieren und exportieren. Dies geschieht mittels .sql Files.</text:p>
          </table:table-cell>
          <table:table-cell table:style-name="Table1.A2" office:value-type="string">
            <text:p text:style-name="P31">2</text:p>
          </table:table-cell>
          <table:table-cell table:style-name="Table1.D2" office:value-type="string">
            <text:p text:style-name="P31">2</text:p>
          </table:table-cell>
        </table:table-row>
        <table:table-row>
          <table:table-cell table:style-name="Table1.A2" office:value-type="string">
            <text:p text:style-name="P29">5</text:p>
          </table:table-cell>
          <table:table-cell table:style-name="Table1.A2" office:value-type="string">
            <text:p text:style-name="P16">Ein Block kann mit seinen Details angeschaut werden</text:p>
          </table:table-cell>
          <table:table-cell table:style-name="Table1.A2" office:value-type="string">
            <text:p text:style-name="P31">1</text:p>
          </table:table-cell>
          <table:table-cell table:style-name="Table1.D2" office:value-type="string">
            <text:p text:style-name="P31">1</text:p>
          </table:table-cell>
        </table:table-row>
        <table:table-row>
          <table:table-cell table:style-name="Table1.A2" office:value-type="string">
            <text:p text:style-name="P29">6</text:p>
          </table:table-cell>
          <table:table-cell table:style-name="Table1.A2" office:value-type="string">
            <text:p text:style-name="P15">Es existiert ein Datenbank Explorer, der eine Pagination durch die Datenbank ermöglicht und die mehrere Einträge tabellarisch darstellt</text:p>
          </table:table-cell>
          <table:table-cell table:style-name="Table1.A2" office:value-type="string">
            <text:p text:style-name="P31">1</text:p>
          </table:table-cell>
          <table:table-cell table:style-name="Table1.D2" office:value-type="string">
            <text:p text:style-name="P31">3</text:p>
          </table:table-cell>
        </table:table-row>
      </table:table>
      <text:p text:style-name="P23"/>
      <text:h text:style-name="P35" text:outline-level="3">Detailbeschreibung</text:h>
      <text:p text:style-name="P8">1.1 Sql-Query ausführen</text:p>
      <text:p text:style-name="P24">Es wird eine Schnittstelle zu einer Maria DB bereitgestellt. Dieses wird durch eine Restful API konsumiert. Die Restful API basiert auf dem Python Flask Framework und stellt einen HTTP GET Endpoint <text:span text:style-name="T7">query/&lt;an sql query&gt; bereit. Bei Erfolg werden die Daten mittels Json an den Client gesendet. </text:span></text:p>
      <text:p text:style-name="P24"><text:span text:style-name="T7">Bei einem Fehler wird entsprechend eine Fehlermeldung auch mittels Json gesendet.</text:span></text:p>
      <text:p text:style-name="P17"/>
      <text:p text:style-name="P8">1.2 Sql Highligting</text:p>
      <text:p text:style-name="P11">Der User kann im Frontend ein Sql Query eingeben. Diese wird bei jeder Änderung ge-highlighted.</text:p>
      <text:p text:style-name="P11">Das Highlighting folgt der Sql Syntax.</text:p>
      <text:p text:style-name="P8">1.3 Suchfunktion</text:p>
      <text:p text:style-name="P11">Ein Suchfeld erlaubt es dem User nach einem Block in der Blockchain zu suchen.</text:p>
      <text:p text:style-name="P11">Das Resultat wird tabellarisch dargestellt (siehe 1.5).</text:p>
      <text:p text:style-name="P10"><text:span text:style-name="T6">1.4 Query Import/Export</text:span></text:p>
      <text:p text:style-name="P11">Da user gegebenfalls ein Query mehrmals ausführen wollen, muss der Sql Code exportiert werden können. Beim klicken auf einen „export“ Button wird dem user ein .sql File zum download angeboten. Dieses beinhaltet genau den Code, welchen der User vorher erfasst hat.</text:p>
      <text:p text:style-name="P8">1.5 Block Details</text:p>
      <text:p text:style-name="P11">Klickt der user auf einen Block, werden alle Details des Blocks tabellarisch dargestellt. Analog des Datenbankschemas.</text:p>
      <text:p text:style-name="P8">1.6 Explorer</text:p>
      <text:p text:style-name="P11">Der Explorer erlaubt es auf einer eigenen Seite durch alle Blocks zu pagen. <text:s/>Dabei werden die neusten Block als erstes gelistet. Beim <text:span text:style-name="T8">K</text:span>lick auf einen einzelnen Block, werden alle Details angezeigt <text:span text:style-name="T8">(siehe 1.5)</text:span>. </text:p>
      <text:h text:style-name="P37" text:outline-level="2"/>
      <text:h text:style-name="P38" text:outline-level="2">Nicht-Funktionale Anforderungen („Qualitätsanforderungen“)</text:h>
      <text:p text:style-name="P19"/>
      <text:p text:style-name="P20"/>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30">Nr. </text:p>
          </table:table-cell>
          <table:table-cell table:style-name="Table3.A1" office:value-type="string">
            <text:p text:style-name="P30">Beschrieb</text:p>
          </table:table-cell>
          <table:table-cell table:style-name="Table3.A1" office:value-type="string">
            <text:p text:style-name="P30">Priorität (1-3, 1 = höchste)</text:p>
          </table:table-cell>
          <table:table-cell table:style-name="Table3.D1" office:value-type="string">
            <text:p text:style-name="P30">Risikobeurteilung</text:p>
            <text:p text:style-name="P30">(1-3, 1 = tiefstes)</text:p>
          </table:table-cell>
        </table:table-row>
        <table:table-row>
          <table:table-cell table:style-name="Table3.A2" office:value-type="string">
            <text:p text:style-name="P33">1</text:p>
          </table:table-cell>
          <table:table-cell table:style-name="Table3.A2" office:value-type="string">
            <text:p text:style-name="P18">Die Software ist Open Source</text:p>
          </table:table-cell>
          <table:table-cell table:style-name="Table3.A2" office:value-type="string">
            <text:p text:style-name="P33">1</text:p>
          </table:table-cell>
          <table:table-cell table:style-name="Table3.D2" office:value-type="string">
            <text:p text:style-name="P34">1</text:p>
          </table:table-cell>
        </table:table-row>
        <table:table-row>
          <table:table-cell table:style-name="Table3.A2" office:value-type="string">
            <text:p text:style-name="P33">2</text:p>
          </table:table-cell>
          <table:table-cell table:style-name="Table3.A2" office:value-type="string">
            <text:p text:style-name="P22">Das Backend hat eine Reaktionszeit unter 300ms bei Queries der maximalen Grösse von 10‘000 <text:span text:style-name="T6">Zeilen</text:span>.</text:p>
          </table:table-cell>
          <table:table-cell table:style-name="Table3.A2" office:value-type="string">
            <text:p text:style-name="P33">2</text:p>
          </table:table-cell>
          <table:table-cell table:style-name="Table3.D2" office:value-type="string">
            <text:p text:style-name="P34">3</text:p>
          </table:table-cell>
        </table:table-row>
      </table:table>
      <text:p text:style-name="P20"/>
      <text:h text:style-name="Heading_20_3" text:outline-level="3">Detailbeschreibungen</text:h>
      <text:p text:style-name="P25"/>
      <text:p text:style-name="P9">2.1 Open Source</text:p>
      <text:p text:style-name="P12">Alle entwickelten Software Komponenten werden auf GitHub veröffentlicht.</text:p>
      <text:p text:style-name="P9">2.2 Reaktionszeit</text:p>
      <text:p text:style-name="P12">Die Flask API reagiert unter 300ms bei Queries der Grösse =&lt; 10‘000 Zeil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8T16:38:49.532250870</meta:creation-date>
    <dc:date>2019-03-18T22:40:48.832434574</dc:date>
    <meta:editing-duration>PT2H51M56S</meta:editing-duration>
    <meta:editing-cycles>3</meta:editing-cycles>
    <meta:generator>LibreOffice/6.2.1.2$MacOSX_X86_64 LibreOffice_project/7bcb35dc3024a62dea0caee87020152d1ee96e71</meta:generator>
    <meta:document-statistic meta:table-count="2" meta:image-count="0" meta:object-count="0" meta:page-count="4" meta:paragraph-count="86" meta:word-count="486" meta:character-count="3229" meta:non-whitespace-character-count="2827"/>
  </office:meta>
</office:document-meta>
</file>